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List1.A1:List1.E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- </meta:initial-creator>
    <meta:creation-date>2018-02-26T19:09:33.156814849</meta:creation-date>
    <dc:date>2018-02-26T19:12:28.103954969</dc:date>
    <dc:creator>-- </dc:creator>
    <meta:editing-duration>PT2M55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